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298c" officeooo:paragraph-rsid="0012298c"/>
    </style:style>
    <style:style style:name="P2" style:family="paragraph" style:parent-style-name="Standard">
      <style:text-properties style:font-name="Cambria" fo:font-size="18pt" fo:font-weight="bold" officeooo:rsid="0012298c" officeooo:paragraph-rsid="0012298c" style:font-size-asian="15.75pt" style:font-weight-asian="bold" style:font-size-complex="18pt" style:font-weight-complex="bold"/>
    </style:style>
    <style:style style:name="T1" style:family="text">
      <style:text-properties style:font-name="Cambria" fo:font-size="18pt" fo:font-weight="bold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ROUP MEMBERS:</text:span></text:p>
      <text:p text:style-name="P1"><text:span text:style-name="T1">1.</text:span></text:p>
      <text:p text:style-name="P1"><text:span text:style-name="T1">2.</text:span></text:p>
      <text:p text:style-name="P1"><text:span text:style-name="T1">3.</text:span></text:p>
      <text:p text:style-name="P1"><text:span text:style-name="T1">4.</text:span></text:p>
      <text:p text:style-name="P1"><text:span text:style-name="T1"/></text:p>
      <text:p text:style-name="P1"><text:span text:style-name="T1">Design Approach used and why we used them</text:span></text:p>
      <text:p text:style-name="P2"/>
      <text:p text:style-name="P2">Contents of each file:</text:p>
      <text:p text:style-name="P2"/>
      <text:p text:style-name="P2">How to run application.</text:p>
      <text:p text:style-name="P2"/>
      <text:p text:style-name="P2">Additional Information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22:45:38.788000000</meta:creation-date>
    <dc:date>2024-03-21T22:50:04.853000000</dc:date>
    <meta:editing-duration>PT4M37S</meta:editing-duration>
    <meta:editing-cycles>1</meta:editing-cycles>
    <meta:document-statistic meta:table-count="0" meta:image-count="0" meta:object-count="0" meta:page-count="1" meta:paragraph-count="9" meta:word-count="24" meta:character-count="130" meta:non-whitespace-character-count="115"/>
    <meta:generator>LibreOffice/7.6.5.2$Windows_X86_64 LibreOffice_project/38d5f62f85355c192ef5f1dd47c5c0c0c6d6598b</meta:generator>
  </office:meta>
</office:document-meta>
</file>